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5" style:parent-style-name="Основнойшрифтабзаца" style:family="text">
      <style:text-properties fo:font-size="15pt" style:font-size-asian="15pt" style:font-size-complex="15pt"/>
    </style:style>
    <style:style style:name="T16" style:parent-style-name="Основнойшрифтабзаца" style:family="text">
      <style:text-properties fo:font-size="15pt" style:font-size-asian="15pt" style:font-size-complex="15pt"/>
    </style:style>
    <style:style style:name="T1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8" style:parent-style-name="Основнойшрифтабзаца" style:family="text">
      <style:text-properties fo:font-size="15pt" style:font-size-asian="15pt" style:font-size-complex="15pt"/>
    </style:style>
    <style:style style:name="T1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0" style:parent-style-name="Основнойшрифтабзаца" style:family="text">
      <style:text-properties fo:font-size="15pt" style:font-size-asian="15pt" style:font-size-complex="15pt"/>
    </style:style>
    <style:style style:name="T21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2" style:parent-style-name="Основнойшрифтабзаца" style:family="text">
      <style:text-properties fo:font-size="15pt" style:font-size-asian="15pt" style:font-size-complex="15pt"/>
    </style:style>
    <style:style style:name="P2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4" style:parent-style-name="Обычный" style:family="paragraph">
      <style:text-properties fo:font-size="15pt" style:font-size-asian="15pt" style:font-size-complex="15pt"/>
    </style:style>
    <style:style style:name="T2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26" style:parent-style-name="Основнойшрифтабзаца" style:family="text">
      <style:text-properties fo:font-size="15pt" style:font-size-asian="15pt" style:font-size-complex="15pt"/>
    </style:style>
    <style:style style:name="T27" style:parent-style-name="Основнойшрифтабзаца" style:family="text">
      <style:text-properties fo:font-size="15pt" style:font-size-asian="15pt" style:font-size-complex="15pt"/>
    </style:style>
    <style:style style:name="P2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9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0" style:parent-style-name="Обычный" style:family="paragraph">
      <style:paragraph-properties fo:text-align="end"/>
    </style:style>
    <style:style style:name="P3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2" style:parent-style-name="Обычный" style:family="paragraph">
      <style:paragraph-properties fo:text-align="end"/>
    </style:style>
    <style:style style:name="P33" style:parent-style-name="Обычный" style:family="paragraph">
      <style:paragraph-properties fo:text-align="center"/>
    </style:style>
    <style:style style:name="T3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7" style:parent-style-name="Обычный" style:family="paragraph">
      <style:paragraph-properties fo:text-align="center"/>
    </style:style>
    <style:style style:name="T3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9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40" style:parent-style-name="Обычный" style:family="paragraph">
      <style:paragraph-properties fo:text-align="center"/>
    </style:style>
    <style:style style:name="T4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47" style:parent-style-name="Обычный" style:family="paragraph">
      <style:paragraph-properties fo:text-align="center"/>
    </style:style>
    <style:style style:name="T4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5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1" style:parent-style-name="Обычный" style:family="paragraph">
      <style:paragraph-properties fo:text-align="end"/>
      <style:text-properties fo:language="en" fo:country="US"/>
    </style:style>
    <style:style style:name="P52" style:parent-style-name="Обычный" style:family="paragraph">
      <style:text-properties fo:font-weight="bold" style:font-weight-asian="bold" style:font-weight-complex="bold" fo:language="en" fo:country="US"/>
    </style:style>
    <style:style style:name="T5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6" style:parent-style-name="Обычный" style:family="paragraph">
      <style:paragraph-properties fo:text-align="end"/>
    </style:style>
    <style:style style:name="P57" style:parent-style-name="Обычный" style:family="paragraph">
      <style:paragraph-properties fo:text-align="end"/>
    </style:style>
    <style:style style:name="P58" style:parent-style-name="Обычный" style:family="paragraph">
      <style:paragraph-properties fo:text-align="end"/>
      <style:text-properties fo:language="en" fo:country="US"/>
    </style:style>
    <style:style style:name="P59" style:parent-style-name="Обычный" style:family="paragraph">
      <style:paragraph-properties fo:text-align="end"/>
      <style:text-properties fo:language="en" fo:country="US"/>
    </style:style>
    <style:style style:name="P60" style:parent-style-name="Обычный" style:family="paragraph">
      <style:paragraph-properties fo:text-align="end"/>
    </style:style>
    <style:style style:name="P61" style:parent-style-name="Обычный" style:family="paragraph">
      <style:paragraph-properties fo:text-align="center"/>
    </style:style>
    <style:style style:name="T6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64" style:parent-style-name="Обычный" style:family="paragraph">
      <style:paragraph-properties fo:text-align="end"/>
    </style:style>
    <style:style style:name="P65" style:parent-style-name="Обычный" style:family="paragraph">
      <style:paragraph-properties fo:text-align="end"/>
    </style:style>
    <style:style style:name="P66" style:parent-style-name="Обычный" style:family="paragraph">
      <style:paragraph-properties fo:text-align="end"/>
    </style:style>
    <style:style style:name="P67" style:parent-style-name="Обычный" style:family="paragraph">
      <style:paragraph-properties fo:text-align="end"/>
    </style:style>
    <style:style style:name="P68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69" style:parent-style-name="Обычный" style:family="paragraph">
      <style:paragraph-properties fo:text-align="end"/>
    </style:style>
    <style:style style:name="P70" style:parent-style-name="Обычный" style:family="paragraph">
      <style:paragraph-properties fo:text-align="end"/>
    </style:style>
    <style:style style:name="T7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75" style:parent-style-name="Обычный" style:family="paragraph">
      <style:text-properties fo:font-size="15pt" style:font-size-asian="15pt" style:font-size-complex="15pt"/>
    </style:style>
    <style:style style:name="T76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7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8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9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0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1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2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3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4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85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P86" style:parent-style-name="Обычный" style:family="paragraph">
      <style:text-properties fo:font-size="15pt" style:font-size-asian="15pt" style:font-size-complex="15pt"/>
    </style:style>
    <style:style style:name="T8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93" style:parent-style-name="Обычный" style:family="paragraph">
      <style:text-properties fo:font-size="15pt" style:font-size-asian="15pt" style:font-size-complex="15pt"/>
    </style:style>
    <style:style style:name="P94" style:parent-style-name="Обычный" style:family="paragraph">
      <style:text-properties fo:font-size="15pt" style:font-size-asian="15pt" style:font-size-complex="15pt" fo:language="en" fo:country="US"/>
    </style:style>
    <style:style style:name="T95" style:parent-style-name="Основнойшрифтабзаца" style:family="text">
      <style:text-properties fo:font-size="15pt" style:font-size-asian="15pt" style:font-size-complex="15pt"/>
    </style:style>
    <style:style style:name="T9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7" style:parent-style-name="Основнойшрифтабзаца" style:family="text">
      <style:text-properties fo:font-size="15pt" style:font-size-asian="15pt" style:font-size-complex="15pt"/>
    </style:style>
    <style:style style:name="T9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P99" style:parent-style-name="Обычный" style:family="paragraph">
      <style:text-properties fo:font-size="15pt" style:font-size-asian="15pt" style:font-size-complex="15pt" fo:language="en" fo:country="US"/>
    </style:style>
    <style:style style:name="P100" style:parent-style-name="Обычный" style:family="paragraph">
      <style:text-properties fo:font-size="15pt" style:font-size-asian="15pt" style:font-size-complex="15pt" fo:language="en" fo:country="US"/>
    </style:style>
    <style:style style:name="T101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P102" style:parent-style-name="Обычный" style:family="paragraph">
      <style:text-properties fo:font-size="15pt" style:font-size-asian="15pt" style:font-size-complex="15pt"/>
    </style:style>
    <style:style style:name="T10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4" style:parent-style-name="Основнойшрифтабзаца" style:family="text">
      <style:text-properties fo:font-size="15pt" style:font-size-asian="15pt" style:font-size-complex="15pt"/>
    </style:style>
    <style:style style:name="T105" style:parent-style-name="Основнойшрифтабзаца" style:family="text">
      <style:text-properties fo:font-size="15pt" style:font-size-asian="15pt" style:font-size-complex="15pt"/>
    </style:style>
    <style:style style:name="T106" style:parent-style-name="Основнойшрифтабзаца" style:family="text">
      <style:text-properties fo:font-size="15pt" style:font-size-asian="15pt" style:font-size-complex="15pt"/>
    </style:style>
    <style:style style:name="T10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8" style:parent-style-name="Основнойшрифтабзаца" style:family="text">
      <style:text-properties fo:font-size="15pt" style:font-size-asian="15pt" style:font-size-complex="15pt"/>
    </style:style>
    <style:style style:name="T10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0" style:parent-style-name="Основнойшрифтабзаца" style:family="text">
      <style:text-properties fo:font-size="15pt" style:font-size-asian="15pt" style:font-size-complex="15pt"/>
    </style:style>
    <style:style style:name="T111" style:parent-style-name="Основнойшрифтабзаца" style:family="text">
      <style:text-properties fo:font-size="15pt" style:font-size-asian="15pt" style:font-size-complex="15pt"/>
    </style:style>
    <style:style style:name="P112" style:parent-style-name="Обычный" style:family="paragraph">
      <style:text-properties fo:font-size="15pt" style:font-size-asian="15pt" style:font-size-complex="15pt"/>
    </style:style>
    <style:style style:name="P113" style:parent-style-name="Обычный" style:family="paragraph">
      <style:text-properties fo:font-size="15pt" style:font-size-asian="15pt" style:font-size-complex="15pt"/>
    </style:style>
    <style:style style:name="P114" style:parent-style-name="Обычный" style:family="paragraph">
      <style:text-properties fo:font-size="15pt" style:font-size-asian="15pt" style:font-size-complex="15pt"/>
    </style:style>
    <style:style style:name="P115" style:parent-style-name="Обычный" style:family="paragraph">
      <style:text-properties fo:font-size="15pt" style:font-size-asian="15pt" style:font-size-complex="15pt"/>
    </style:style>
    <style:style style:family="graphic" style:name="a20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1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0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6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9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78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style:wrap="run-through" style:run-through="foreground" draw:fill="none" draw:stroke="solid" svg:stroke-width="0.01378in" svg:stroke-color="#172c51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709in" svg:stroke-color="#4472c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Поповян А.Д.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<text:s/></text:span><text:span text:style-name="T6">ветвящийся<text:s/></text:span><text:span text:style-name="T7">в<text:s/></text:span><text:span text:style-name="T8">IDE</text:span><text:span text:style-name="T9"><text:s/></text:span><text:span text:style-name="T10">PyCharm</text:span><text:span text:style-name="T11"><text:s/></text:span><text:span text:style-name="T12">Community</text:span><text:span text:style-name="T13">.</text:span></text:p>
      <text:p text:style-name="Обычный"><text:span text:style-name="T14">Цель:<text:s/></text:span><text:span text:style-name="T15">закрепить усвоенные знания, понятия, алгоритмы, основные принципы составления программ, приобрести навыки<text:s/></text:span><text:span text:style-name="T16">составление программ линейный структуры в<text:s/></text:span><text:span text:style-name="T17">IDE</text:span><text:span text:style-name="T18"><text:s/></text:span><text:span text:style-name="T19">PyCharm</text:span><text:span text:style-name="T20"><text:s/></text:span><text:span text:style-name="T21">Community</text:span><text:span text:style-name="T22">.</text:span></text:p>
      <text:p text:style-name="P23">Постановка задачи.</text:p>
      <text:p text:style-name="P24">Дано целое число. Если оно является положительным, то прибавить к нему 1; в противном случае вычесть из него 2. Вывести полученное число.</text:p>
      <text:p text:style-name="Обычный"><text:span text:style-name="T25">Тип алгоритма:</text:span><text:span text:style-name="T26"><text:s/>ветвящийся</text:span><text:span text:style-name="T27">.</text:span></text:p>
      <text:p text:style-name="P28">Блок-схема алгоритма:</text:p>
      <text:p text:style-name="P29"/>
      <text:p text:style-name="P30"/>
      <text:p text:style-name="P31"><text:bookmark-start text:name="_Hlk180321472"/></text:p>
      <text:p text:style-name="P32"/>
      <text:p text:style-name="P33"><draw:custom-shape svg:x="2.21811in" svg:y="-0.26024in" svg:width="2.05903in" svg:height="0.78542in" draw:z-index="3" draw:id="id0" draw:style-name="a0" draw:name="Фигура 8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34">Начало</text:span></text:p>
      <text:p text:style-name="P35"/>
      <text:p text:style-name="Обычный"><draw:connector draw:type="line" svg:x1="3.25479in" svg:y1="0.04528in" svg:x2="3.24646in" svg:y2="0.47028in" draw:z-index="4" draw:id="id1" draw:style-name="a1" draw:name="Линия 7" text:anchor-type="paragraph"><svg:title/><svg:desc/></draw:connector></text:p>
      <text:p text:style-name="P36"/>
      <text:p text:style-name="P37"><draw:custom-shape svg:x="0in" svg:y="0.01181in" svg:width="1.93264in" svg:height="0.32153in" draw:z-index="251659264" draw:id="id2" draw:style-name="a2" draw:name="Фигура 7" text:anchor-type="paragraph"><svg:title/><svg:desc/><text:p text:style-name="Обычный"/><draw:enhanced-geometry draw:type="non-primitive" svg:viewBox="0 0 21600 21600" draw:enhanced-path="M 0 0 L 21600 0 21600 21600 0 21600 Z N"/></draw:custom-shape><text:span text:style-name="T38">Ввод x</text:span></text:p>
      <text:p text:style-name="Обычный"><draw:connector draw:type="line" svg:x1="0in" svg:y1="0.10157in" svg:x2="0in" svg:y2="0.54879in" draw:z-index="2" draw:id="id3" draw:style-name="a3" draw:name="Линия 6" text:anchor-type="paragraph"><svg:title/><svg:desc/></draw:connector><text:bookmark-end text:name="_Hlk180321472"/></text:p>
      <text:p text:style-name="P39"/>
      <text:p text:style-name="Обычный"><draw:custom-shape svg:x="0in" svg:y="0.07717in" svg:width="3.45903in" svg:height="0.5625in" draw:z-index="251658240" draw:id="id4" draw:style-name="a4" draw:name="Фигура 1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0"><draw:connector draw:type="line" svg:x1="1.52624in" svg:y1="0.01614in" svg:x2="0.3811in" svg:y2="0.53558in" draw:z-index="5" draw:id="id5" draw:style-name="a5" draw:name="Прямая соединительная линия 1" text:anchor-type="paragraph"><svg:title/><svg:desc/></draw:connector><text:span text:style-name="T41">x</text:span><text:span text:style-name="T42"><text:s/>=<text:s/></text:span><text:span text:style-name="T43">int</text:span><text:span text:style-name="T44">(</text:span><text:span text:style-name="T45">input</text:span><text:span text:style-name="T46">(«Введите число:»))</text:span></text:p>
      <text:p text:style-name="Обычный"><draw:custom-shape svg:x="-0.42087in" svg:y="0.23465in" svg:width="1.33264in" svg:height="0.69792in" draw:z-index="6" draw:id="id6" draw:style-name="a6" draw:name="Блок-схема: решение 2" text:anchor-type="paragraph"><svg:title/><svg:desc/><text:p text:style-name="Обычный"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p>
      <text:p text:style-name="P47"><draw:custom-shape svg:x="2.74449in" svg:y="0.03189in" svg:width="1.30139in" svg:height="0.625in" draw:z-index="8" draw:id="id7" draw:style-name="a7" draw:name="Блок-схема: решение 4" text:anchor-type="paragraph"><svg:title/><svg:desc/><text:p text:style-name="Обычный"/><draw:enhanced-geometry draw:type="non-primitive" svg:viewBox="0 0 2 2" draw:enhanced-path="M ?f0 ?f2 L ?f2 ?f0 ?f1 ?f2 ?f2 ?f1 Z N" draw:text-areas="?f8 ?f8 ?f9 ?f9"><draw:equation draw:name="f0" draw:formula="0"/><draw:equation draw:name="f1" draw:formula="2"/><draw:equation draw:name="f2" draw:formula="1"/><draw:equation draw:name="f3" draw:formula="?f1 - ?f0"/><draw:equation draw:name="f4" draw:formula="?f3 / 2"/><draw:equation draw:name="f5" draw:formula="?f3 / 4"/><draw:equation draw:name="f6" draw:formula="?f3 * 3"/><draw:equation draw:name="f7" draw:formula="?f6 / 4"/><draw:equation draw:name="f8" draw:formula="?f5 / ?f4"/><draw:equation draw:name="f9" draw:formula="?f7 / ?f4"/></draw:enhanced-geometry></draw:custom-shape></text:p>
      <text:p text:style-name="Обычный"><draw:connector draw:type="line" svg:x1="5.84585in" svg:y1="0.11811in" svg:x2="5.79724in" svg:y2="0.82436in" draw:z-index="12" draw:id="id8" draw:style-name="a8" draw:name="Прямая соединительная линия 5" text:anchor-type="paragraph"><svg:title/><svg:desc/></draw:connector><draw:connector draw:type="line" svg:x1="4.02716in" svg:y1="0.15816in" svg:x2="5.84869in" svg:y2="0.11024in" draw:z-index="11" draw:id="id9" draw:style-name="a9" draw:name="Прямая соединительная линия 3" text:anchor-type="paragraph"><svg:title/><svg:desc/></draw:connector><draw:connector draw:type="line" svg:x1="0.92283in" svg:y1="0.20776in" svg:x2="2.74436in" svg:y2="0.15984in" draw:z-index="7" draw:id="id10" draw:style-name="a10" draw:name="Прямая соединительная линия 3" text:anchor-type="paragraph"><svg:title/><svg:desc/></draw:connector><text:span text:style-name="T48">X &lt; 0</text:span><text:span text:style-name="T49"><text:s text:c="52"/></text:span><text:span text:style-name="T50">X &gt; 0</text:span></text:p>
      <text:p text:style-name="P51"/>
      <text:p text:style-name="Обычный"><draw:connector draw:type="line" svg:x1="3.40124in" svg:y1="0.00984in" svg:x2="3.3811in" svg:y2="0.41609in" draw:z-index="10" draw:id="id11" draw:style-name="a11" draw:name="Прямая соединительная линия 5" text:anchor-type="paragraph"><svg:title/><svg:desc/></draw:connector><draw:connector draw:type="line" svg:x1="0.25487in" svg:y1="0.07008in" svg:x2="0.23543in" svg:y2="0.47633in" draw:z-index="9" draw:id="id12" draw:style-name="a12" draw:name="Прямая соединительная линия 5" text:anchor-type="paragraph"><svg:title/><svg:desc/></draw:connector></text:p>
      <text:p text:style-name="P52"><text:s text:c="8"/>YES<text:s/><text:s text:c="66"/>YES <text:s text:c="50"/>NO</text:p>
      <text:p text:style-name="Обычный"><draw:custom-shape svg:x="4.89173in" svg:y="0.01181in" svg:width="1.69792in" svg:height="0.5625in" draw:z-index="15" draw:id="id13" draw:style-name="a13" draw:name="Фигура 1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in" svg:y="0.03268in" svg:width="1.35417in" svg:height="0.5625in" draw:z-index="14" draw:id="id14" draw:style-name="a14" draw:name="Фигура 1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-0.14921in" svg:y="0.07441in" svg:width="1.35417in" svg:height="0.5625in" draw:z-index="13" draw:id="id15" draw:style-name="a15" draw:name="Фигура 1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Обычный"><text:span text:style-name="T53">print( x + 1) <text:s text:c="31"/>print( x – 2) <text:s text:c="22"/>print(“</text:span><text:span text:style-name="T54">Число</text:span><text:span text:style-name="T55">0”)</text:span></text:p>
      <text:p text:style-name="P56"><draw:connector draw:type="line" svg:x1="3.3554in" svg:y1="0.14291in" svg:x2="3.30748in" svg:y2="0.90333in" draw:z-index="17" draw:id="id16" draw:style-name="a16" draw:name="Прямая соединительная линия 5" text:anchor-type="paragraph"><svg:title/><svg:desc/></draw:connector><draw:connector draw:type="line" svg:x1="3.87087in" svg:y1="1.08249in" svg:x2="5.80629in" svg:y2="0.14291in" draw:z-index="18" draw:id="id17" draw:style-name="a17" draw:name="Прямая соединительная линия 3" text:anchor-type="paragraph"><svg:title/><svg:desc/></draw:connector></text:p>
      <text:p text:style-name="P57"><draw:connector draw:type="line" svg:x1="0.23543in" svg:y1="0.03465in" svg:x2="2.6514in" svg:y2="0.87701in" draw:z-index="16" draw:id="id18" draw:style-name="a18" draw:name="Прямая соединительная линия 3" text:anchor-type="paragraph"><svg:title/><svg:desc/></draw:connector></text:p>
      <text:p text:style-name="P58"/>
      <text:p text:style-name="P59"/>
      <text:p text:style-name="P60"><draw:custom-shape svg:x="2.67283in" svg:y="0.09528in" svg:width="1.20625in" svg:height="0.40625in" draw:z-index="19" draw:id="id19" draw:style-name="a19" draw:name="Фигура 7" text:anchor-type="paragraph"><svg:title/><svg:desc/><text:p text:style-name="Обычный"/><draw:enhanced-geometry draw:type="non-primitive" svg:viewBox="0 0 21600 21600" draw:enhanced-path="M 0 0 L 21600 0 21600 21600 0 21600 Z N"/></draw:custom-shape></text:p>
      <text:p text:style-name="P61"><text:span text:style-name="T62">Вывод<text:s/></text:span><text:span text:style-name="T63">x</text:span></text:p>
      <text:p text:style-name="P64"><draw:connector draw:type="line" svg:x1="3.29803in" svg:y1="0.08071in" svg:x2="3.34595in" svg:y2="0.59946in" draw:z-index="20" draw:id="id20" draw:style-name="a20" draw:name="Линия 6" text:anchor-type="paragraph"><svg:title/><svg:desc/></draw:connector></text:p>
      <text:p text:style-name="P65"/>
      <text:p text:style-name="P66"/>
      <text:p text:style-name="P67"><draw:custom-shape svg:x="2.61024in" svg:y="0.00551in" svg:width="1.33264in" svg:height="0.60417in" draw:z-index="21" draw:id="id21" draw:style-name="a21" draw:name="Фигура 8" text:anchor-type="paragraph"><svg:title/><svg:desc/><text:p text:style-name="Обычный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68">Конец</text:p>
      <text:p text:style-name="P69"/>
      <text:p text:style-name="P70">Студент группы ИС-27 Поповян А.Д.</text:p>
      <text:p text:style-name="Обычный"><text:span text:style-name="T71">Текст</text:span><text:span text:style-name="T72"><text:s/></text:span><text:span text:style-name="T73">программы</text:span><text:span text:style-name="T74">:</text:span></text:p>
      <text:p text:style-name="P75"/>
      <text:p text:style-name="Обычный"><text:span text:style-name="T76">try:</text:span><text:span text:style-name="T77"><text:line-break/><text:s text:c="4"/>x = int(input("Введите число: "))</text:span><text:span text:style-name="T78"><text:line-break/><text:s text:c="4"/>if x &lt; 0:</text:span><text:span text:style-name="T79"><text:line-break/><text:s text:c="8"/>print(x + 1)</text:span><text:span text:style-name="T80"><text:line-break/><text:s text:c="4"/>elif x &gt; 0:</text:span><text:span text:style-name="T81"><text:line-break/><text:s text:c="8"/>print(x - 2)</text:span><text:span text:style-name="T82"><text:line-break/><text:s text:c="4"/>else:</text:span><text:span text:style-name="T83"><text:line-break/><text:s text:c="8"/>print("Число 0")</text:span><text:span text:style-name="T84"><text:line-break/>except ValueError:</text:span><text:span text:style-name="T85"><text:line-break/><text:s text:c="4"/>print("Ошибка: введено некорректное значение.")</text:span></text:p>
      <text:p text:style-name="P86"/>
      <text:p text:style-name="Обычный"><text:span text:style-name="T87">Протокол</text:span><text:span text:style-name="T88"><text:s/></text:span><text:span text:style-name="T89">работы</text:span><text:span text:style-name="T90"><text:s/></text:span><text:span text:style-name="T91">программы</text:span><text:span text:style-name="T92">:</text:span></text:p>
      <text:p text:style-name="P93"/>
      <text:p text:style-name="P94">C:\Users\Admin\AppData\Local\Programs\Python\Python312\python.exe C:\Users\Admin\PopovyanPy\Pz_3\Pz_3_2.py<text:s/></text:p>
      <text:p text:style-name="Обычный"><text:span text:style-name="T95">Введите</text:span><text:span text:style-name="T96"><text:s/></text:span><text:span text:style-name="T97">число</text:span><text:span text:style-name="T98">: 1010</text:span></text:p>
      <text:p text:style-name="P99">1008</text:p>
      <text:p text:style-name="P100"/>
      <text:p text:style-name="Обычный"><text:span text:style-name="T101">Process finished with exit code 0</text:span></text:p>
      <text:p text:style-name="P102"/>
      <text:p text:style-name="Обычный"><text:span text:style-name="T103">Вывод:<text:s/></text:span><text:span text:style-name="T104">в процессе выполнения практического занятия выработал навыки составления программ<text:s/></text:span><text:span text:style-name="T105">ветвящийся<text:s/></text:span><text:span text:style-name="T106">структуры в IDE PyCharm Community. Были использованы языковые конструкции<text:s/></text:span><text:span text:style-name="T107">Try</text:span><text:span text:style-name="T108">,<text:s/></text:span><text:span text:style-name="T109">Except</text:span><text:span text:style-name="T110">. Выполнены разработка кода, отладка, тестирование, оптимизация</text:span></text:p>
      <text:p text:style-name="Обычный"><text:span text:style-name="T111">программного кода. Готовые программные коды выложены на GitHub.</text:span></text:p>
      <text:p text:style-name="P112"/>
      <text:p text:style-name="P113"><text:s text:c="12"/></text:p>
      <text:p text:style-name="P114"/>
      <text:p text:style-name="P1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EndnoteSymbol" style:display-name="Endnote Symbol" style:family="text"/>
    <style:style style:name="Endnoteanchor" style:display-name="Endnote anchor" style:family="text">
      <style:text-properties style:text-position="super 66.6%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Артём Поповян</dc:creator>
    <meta:creation-date>2008-09-02T15:39:00Z</meta:creation-date>
    <dc:date>2024-11-08T09:39:00Z</dc:date>
    <meta:template xlink:href="Normal" xlink:type="simple"/>
    <meta:editing-cycles>23</meta:editing-cycles>
    <meta:editing-duration>PT474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3" meta:word-count="255" meta:character-count="1706" meta:row-count="12" meta:non-whitespace-character-count="1454"/>
  </office:meta>
</office:document-meta>
</file>